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bullet text:level="1" text:style-name="WW_CharLFO6LVL1" text:bullet-char="o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3229in" text:min-label-width="0.25in" text:list-level-position-and-space-mode="label-alignment">
          <style:list-level-label-alignment text:label-followed-by="listtab" fo:margin-left="5.572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8229in" text:min-label-width="0.25in" text:list-level-position-and-space-mode="label-alignment">
          <style:list-level-label-alignment text:label-followed-by="listtab" fo:margin-left="6.0729in" fo:text-indent="-0.25in"/>
        </style:list-level-properties>
        <style:text-properties style:font-name="Wingdings"/>
      </text:list-level-style-bullet>
    </text:list-style>
    <style:style style:name="P1" style:parent-style-name="Tytuł" style:master-page-name="MP0" style:family="paragraph">
      <style:paragraph-properties fo:break-before="page"/>
    </style:style>
    <style:style style:name="P2" style:parent-style-name="Podtytuł" style:family="paragraph">
      <style:text-properties style:font-name-asian="Tahoma"/>
    </style:style>
    <style:style style:name="P3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4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T5" style:parent-style-name="Domyślnaczcionkaakapitu" style:family="text">
      <style:text-properties fo:font-weight="bold" style:font-weight-asian="bold"/>
    </style:style>
    <style:style style:name="P6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T7" style:parent-style-name="Domyślnaczcionkaakapitu" style:family="text">
      <style:text-properties fo:font-weight="bold" style:font-weight-asian="bold"/>
    </style:style>
    <style:style style:name="P8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9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0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1" style:parent-style-name="Standard" style:family="paragraph">
      <style:paragraph-properties>
        <style:tab-stops>
          <style:tab-stop style:type="left" style:position="1.575in"/>
        </style:tab-stops>
      </style:paragraph-properties>
    </style:style>
    <style:style style:name="P12" style:parent-style-name="Standard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P13" style:parent-style-name="Nagłówekspisutreści" style:family="paragraph"/>
    <style:style style:name="P14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1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18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1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2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28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2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3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3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3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4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4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4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4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2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5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6" style:parent-style-name="Contents1" style:family="paragraph">
      <style:paragraph-properties>
        <style:tab-stops>
          <style:tab-stop style:type="left" style:position="0.3055in"/>
          <style:tab-stop style:type="right" style:leader-style="dotted" style:leader-text="." style:position="5.993in"/>
        </style:tab-stops>
      </style:paragraph-properties>
    </style:style>
    <style:style style:name="T5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5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5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2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4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68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6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0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71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2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3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4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5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6" style:parent-style-name="Contents2" style:family="paragraph">
      <style:paragraph-properties>
        <style:tab-stops>
          <style:tab-stop style:type="left" style:position="0.6111in"/>
          <style:tab-stop style:type="right" style:leader-style="dotted" style:leader-text="." style:position="5.993in"/>
        </style:tab-stops>
      </style:paragraph-properties>
    </style:style>
    <style:style style:name="T77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78" style:parent-style-name="Contents1" style:family="paragraph">
      <style:paragraph-properties>
        <style:tab-stops>
          <style:tab-stop style:type="left" style:position="0.4583in"/>
          <style:tab-stop style:type="right" style:leader-style="dotted" style:leader-text="." style:position="5.993in"/>
        </style:tab-stops>
      </style:paragraph-properties>
    </style:style>
    <style:style style:name="T79" style:parent-style-name="Domyślnaczcionkaakapitu" style:family="text">
      <style:text-properties fo:font-size="11pt" style:font-size-asian="11pt" style:font-size-complex="11pt" style:language-asian="pl" style:country-asian="PL"/>
    </style:style>
    <style:style style:name="P80" style:parent-style-name="Akapitzlistą" style:family="paragraph"/>
    <style:style style:name="P81" style:parent-style-name="Akapitzlistą" style:family="paragraph"/>
    <style:style style:name="P82" style:parent-style-name="Akapitzlistą" style:family="paragraph">
      <style:paragraph-properties>
        <style:tab-stops>
          <style:tab-stop style:type="left" style:position="1.525in"/>
        </style:tab-stops>
      </style:paragraph-properties>
      <style:text-properties style:font-name-asian="Tahoma"/>
    </style:style>
    <style:style style:name="P83" style:parent-style-name="Akapitzlistą" style:family="paragraph">
      <style:paragraph-properties fo:margin-left="0in">
        <style:tab-stops>
          <style:tab-stop style:type="left" style:position="1.575in"/>
        </style:tab-stops>
      </style:paragraph-properties>
      <style:text-properties style:font-name-asian="Tahoma"/>
    </style:style>
    <style:style style:name="P84" style:parent-style-name="Standard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  <style:style style:name="P85" style:parent-style-name="Akapitzlistą" style:family="paragraph"/>
    <style:style style:name="P86" style:parent-style-name="Akapitzlistą" style:family="paragraph"/>
    <style:style style:name="P87" style:parent-style-name="Akapitzlistą" style:family="paragraph"/>
    <style:style style:name="P88" style:parent-style-name="Akapitzlistą" style:family="paragraph"/>
    <style:style style:name="P89" style:parent-style-name="Akapitzlistą" style:family="paragraph"/>
    <style:style style:name="P90" style:parent-style-name="Akapitzlistą" style:family="paragraph"/>
    <style:style style:name="P91" style:parent-style-name="Akapitzlistą" style:family="paragraph"/>
    <style:style style:name="P92" style:parent-style-name="Akapitzlistą" style:family="paragraph"/>
    <style:style style:name="P93" style:parent-style-name="Akapitzlistą" style:family="paragraph"/>
    <style:style style:name="P94" style:parent-style-name="Normalny" style:family="paragraph">
      <style:paragraph-properties>
        <style:tab-stops>
          <style:tab-stop style:type="left" style:position="1.575in"/>
        </style:tab-stops>
      </style:paragraph-properties>
      <style:text-properties style:font-name-asian="Tahoma"/>
    </style:style>
  </office:automatic-styles>
  <office:body>
    <office:text text:use-soft-page-breaks="true">
      <text:p text:style-name="P1">Dokumentacja projektu zaliczeniowego</text:p>
      <text:p text:style-name="P2">Przedmiot: Inżynieria oprogramowania</text:p>
      <text:p text:style-name="P3"/>
      <text:p text:style-name="P4">Temat:<text:tab/><text:span text:style-name="T5">Szkoła językowa</text:span></text:p>
      <text:p text:style-name="P6">Autorzy:<text:tab/><text:span text:style-name="T7">Radosław Wirkus i Jakub Kamiński</text:span></text:p>
      <text:p text:style-name="P8">Grupa:<text:tab/>I1-212B</text:p>
      <text:p text:style-name="P9">Kierunek:<text:tab/>informatyka</text:p>
      <text:p text:style-name="P10">Rok<text:s/>akademicki:<text:tab/>2021/2022</text:p>
      <text:p text:style-name="P11">Poziom i semestr:<text:tab/>I/4</text:p>
      <text:p text:style-name="P12">Tryb studiów:<text:tab/>stacjonarne</text:p>
      <text:soft-page-break/>
      <text:list text:style-name="WWNum23">
        <text:list-item text:start-value="1">
          <text:p text:style-name="P13">Spis treści</text:p>
        </text:list-item>
      </text:list>
      <text:p text:style-name="P14"><text:a xlink:href="#_Toc1976793" office:target-frame-name="_top" xlink:show="replace">2</text:a><text:a xlink:href="#_Toc1976793" office:target-frame-name="_top" xlink:show="replace"><text:span text:style-name="T15"><text:tab/></text:span></text:a><text:a xlink:href="#_Toc1976793" office:target-frame-name="_top" xlink:show="replace">Odnośniki do innych źródeł</text:a><text:a xlink:href="#_Toc1976793" office:target-frame-name="_top" xlink:show="replace"><text:tab/>4</text:a></text:p>
      <text:p text:style-name="P16"><text:a xlink:href="#_Toc1976794" office:target-frame-name="_top" xlink:show="replace">3</text:a><text:a xlink:href="#_Toc1976794" office:target-frame-name="_top" xlink:show="replace"><text:span text:style-name="T17"><text:tab/></text:span></text:a><text:a xlink:href="#_Toc1976794" office:target-frame-name="_top" xlink:show="replace">Słownik pojęć</text:a><text:a xlink:href="#_Toc1976794" office:target-frame-name="_top" xlink:show="replace"><text:tab/>5</text:a></text:p>
      <text:p text:style-name="P18"><text:a xlink:href="#_Toc1976795" office:target-frame-name="_top" xlink:show="replace">4</text:a><text:a xlink:href="#_Toc1976795" office:target-frame-name="_top" xlink:show="replace"><text:span text:style-name="T19"><text:tab/></text:span></text:a><text:a xlink:href="#_Toc1976795" office:target-frame-name="_top" xlink:show="replace">Wprowadzenie</text:a><text:a xlink:href="#_Toc1976795" office:target-frame-name="_top" xlink:show="replace"><text:tab/><text:s text:c="3"/>6</text:a></text:p>
      <text:p text:style-name="P20"><text:a xlink:href="#_Toc1976796" office:target-frame-name="_top" xlink:show="replace">4.1</text:a><text:a xlink:href="#_Toc1976796" office:target-frame-name="_top" xlink:show="replace"><text:span text:style-name="T21"><text:tab/></text:span></text:a><text:a xlink:href="#_Toc1976796" office:target-frame-name="_top" xlink:show="replace">Cel dokumentacji</text:a><text:a xlink:href="#_Toc1976796" office:target-frame-name="_top" xlink:show="replace"><text:tab/>6</text:a></text:p>
      <text:p text:style-name="P22"><text:a xlink:href="#_Toc1976797" office:target-frame-name="_top" xlink:show="replace">4.2</text:a><text:a xlink:href="#_Toc1976797" office:target-frame-name="_top" xlink:show="replace"><text:span text:style-name="T23"><text:tab/></text:span></text:a><text:a xlink:href="#_Toc1976797" office:target-frame-name="_top" xlink:show="replace">Przeznaczenie<text:s/>dokumentacji</text:a><text:a xlink:href="#_Toc1976797" office:target-frame-name="_top" xlink:show="replace"><text:tab/>6</text:a></text:p>
      <text:p text:style-name="P24"><text:a xlink:href="#_Toc1976798" office:target-frame-name="_top" xlink:show="replace">4.3</text:a><text:a xlink:href="#_Toc1976798" office:target-frame-name="_top" xlink:show="replace"><text:span text:style-name="T25"><text:tab/></text:span></text:a><text:a xlink:href="#_Toc1976798" office:target-frame-name="_top" xlink:show="replace">Opis organizacji lub analiza rynku</text:a><text:a xlink:href="#_Toc1976798" office:target-frame-name="_top" xlink:show="replace"><text:tab/>6</text:a></text:p>
      <text:p text:style-name="P26"><text:a xlink:href="#_Toc1976799" office:target-frame-name="_top" xlink:show="replace">4.4</text:a><text:a xlink:href="#_Toc1976799" office:target-frame-name="_top" xlink:show="replace"><text:span text:style-name="T27"><text:tab/></text:span></text:a><text:a xlink:href="#_Toc1976799" office:target-frame-name="_top" xlink:show="replace">Analiza SWOT organizacji</text:a><text:a xlink:href="#_Toc1976799" office:target-frame-name="_top" xlink:show="replace"><text:tab/>6</text:a></text:p>
      <text:p text:style-name="P28"><text:a xlink:href="#_Toc1976800" office:target-frame-name="_top" xlink:show="replace">5</text:a><text:a xlink:href="#_Toc1976800" office:target-frame-name="_top" xlink:show="replace"><text:span text:style-name="T29"><text:tab/></text:span></text:a><text:a xlink:href="#_Toc1976800" office:target-frame-name="_top" xlink:show="replace">Specyfikacja wymagań</text:a><text:a xlink:href="#_Toc1976800" office:target-frame-name="_top" xlink:show="replace"><text:tab/>7</text:a></text:p>
      <text:p text:style-name="P30"><text:a xlink:href="#_Toc1976801" office:target-frame-name="_top" xlink:show="replace">5.1</text:a><text:a xlink:href="#_Toc1976801" office:target-frame-name="_top" xlink:show="replace"><text:span text:style-name="T31"><text:tab/></text:span></text:a><text:a xlink:href="#_Toc1976801" office:target-frame-name="_top" xlink:show="replace">Charakterystyka ogólna</text:a><text:a xlink:href="#_Toc1976801" office:target-frame-name="_top" xlink:show="replace"><text:tab/>7</text:a></text:p>
      <text:p text:style-name="P32"><text:a xlink:href="#_Toc1976802" office:target-frame-name="_top" xlink:show="replace">5.2</text:a><text:a xlink:href="#_Toc1976802" office:target-frame-name="_top" xlink:show="replace"><text:span text:style-name="T33"><text:tab/></text:span></text:a><text:a xlink:href="#_Toc1976802" office:target-frame-name="_top" xlink:show="replace">Wymagania funkcjonalne</text:a><text:a xlink:href="#_Toc1976802" office:target-frame-name="_top" xlink:show="replace"><text:tab/>7</text:a></text:p>
      <text:p text:style-name="P34"><text:a xlink:href="#_Toc1976803" office:target-frame-name="_top" xlink:show="replace">5.3</text:a><text:a xlink:href="#_Toc1976803" office:target-frame-name="_top" xlink:show="replace"><text:span text:style-name="T35"><text:tab/></text:span></text:a><text:a xlink:href="#_Toc1976803" office:target-frame-name="_top" xlink:show="replace">Wymagania niefunkcjonalne</text:a><text:a xlink:href="#_Toc1976803" office:target-frame-name="_top" xlink:show="replace"><text:tab/>8</text:a></text:p>
      <text:p text:style-name="P36"><text:a xlink:href="#_Toc1976804" office:target-frame-name="_top" xlink:show="replace">6</text:a><text:a xlink:href="#_Toc1976804" office:target-frame-name="_top" xlink:show="replace"><text:span text:style-name="T37"><text:tab/></text:span></text:a><text:a xlink:href="#_Toc1976804" office:target-frame-name="_top" xlink:show="replace">Zarządzanie projektem</text:a><text:a xlink:href="#_Toc1976804" office:target-frame-name="_top" xlink:show="replace"><text:tab/>9</text:a></text:p>
      <text:p text:style-name="P38"><text:a xlink:href="#_Toc1976805" office:target-frame-name="_top" xlink:show="replace">6.1</text:a><text:a xlink:href="#_Toc1976805" office:target-frame-name="_top" xlink:show="replace"><text:span text:style-name="T39"><text:tab/></text:span></text:a><text:a xlink:href="#_Toc1976805" office:target-frame-name="_top" xlink:show="replace">Zasoby ludzkie</text:a><text:a xlink:href="#_Toc1976805" office:target-frame-name="_top" xlink:show="replace"><text:tab/>9</text:a></text:p>
      <text:p text:style-name="P40"><text:a xlink:href="#_Toc1976806" office:target-frame-name="_top" xlink:show="replace">6.2</text:a><text:a xlink:href="#_Toc1976806" office:target-frame-name="_top" xlink:show="replace"><text:span text:style-name="T41"><text:tab/></text:span></text:a><text:a xlink:href="#_Toc1976806" office:target-frame-name="_top" xlink:show="replace">Harmonogram prac</text:a><text:a xlink:href="#_Toc1976806" office:target-frame-name="_top" xlink:show="replace"><text:tab/>9</text:a></text:p>
      <text:p text:style-name="P42"><text:a xlink:href="#_Toc1976807" office:target-frame-name="_top" xlink:show="replace">6.3</text:a><text:a xlink:href="#_Toc1976807" office:target-frame-name="_top" xlink:show="replace"><text:span text:style-name="T43"><text:tab/></text:span></text:a><text:a xlink:href="#_Toc1976807" office:target-frame-name="_top" xlink:show="replace">Etapy/kamienie milowe projektu</text:a><text:a xlink:href="#_Toc1976807" office:target-frame-name="_top" xlink:show="replace"><text:tab/>9</text:a></text:p>
      <text:p text:style-name="P44"><text:a xlink:href="#_Toc1976808" office:target-frame-name="_top" xlink:show="replace">7</text:a><text:a xlink:href="#_Toc1976808" office:target-frame-name="_top" xlink:show="replace"><text:span text:style-name="T45"><text:tab/></text:span></text:a><text:a xlink:href="#_Toc1976808" office:target-frame-name="_top" xlink:show="replace">Zarządzanie ryzykiem</text:a><text:a xlink:href="#_Toc1976808" office:target-frame-name="_top" xlink:show="replace"><text:tab/>10</text:a></text:p>
      <text:p text:style-name="P46"><text:a xlink:href="#_Toc1976809" office:target-frame-name="_top" xlink:show="replace">7.1</text:a><text:a xlink:href="#_Toc1976809" office:target-frame-name="_top" xlink:show="replace"><text:span text:style-name="T47"><text:tab/></text:span></text:a><text:a xlink:href="#_Toc1976809" office:target-frame-name="_top" xlink:show="replace">Lista czynników ryzyka</text:a><text:a xlink:href="#_Toc1976809" office:target-frame-name="_top" xlink:show="replace"><text:tab/>10</text:a></text:p>
      <text:p text:style-name="P48"><text:a xlink:href="#_Toc1976810" office:target-frame-name="_top" xlink:show="replace">7.2</text:a><text:a xlink:href="#_Toc1976810" office:target-frame-name="_top" xlink:show="replace"><text:span text:style-name="T49"><text:tab/></text:span></text:a><text:a xlink:href="#_Toc1976810" office:target-frame-name="_top" xlink:show="replace">Ocena ryzyka</text:a><text:a xlink:href="#_Toc1976810" office:target-frame-name="_top" xlink:show="replace"><text:tab/>10</text:a></text:p>
      <text:p text:style-name="P50"><text:a xlink:href="#_Toc1976811" office:target-frame-name="_top" xlink:show="replace">7.3</text:a><text:a xlink:href="#_Toc1976811" office:target-frame-name="_top" xlink:show="replace"><text:span text:style-name="T51"><text:tab/></text:span></text:a><text:a xlink:href="#_Toc1976811" office:target-frame-name="_top" xlink:show="replace">Plan reakcji na ryzyko</text:a><text:a xlink:href="#_Toc1976811" office:target-frame-name="_top" xlink:show="replace"><text:tab/>10</text:a></text:p>
      <text:p text:style-name="P52"><text:a xlink:href="#_Toc1976812" office:target-frame-name="_top" xlink:show="replace">8</text:a><text:a xlink:href="#_Toc1976812" office:target-frame-name="_top" xlink:show="replace"><text:span text:style-name="T53"><text:tab/></text:span></text:a><text:a xlink:href="#_Toc1976812" office:target-frame-name="_top" xlink:show="replace">Zarządzanie jakością</text:a><text:a xlink:href="#_Toc1976812" office:target-frame-name="_top" xlink:show="replace"><text:tab/>11</text:a></text:p>
      <text:p text:style-name="P54"><text:a xlink:href="#_Toc1976813" office:target-frame-name="_top" xlink:show="replace">8.1</text:a><text:a xlink:href="#_Toc1976813" office:target-frame-name="_top" xlink:show="replace"><text:span text:style-name="T55"><text:tab/></text:span></text:a><text:a xlink:href="#_Toc1976813" office:target-frame-name="_top" xlink:show="replace">Scenariusze i przypadki testowe</text:a><text:a xlink:href="#_Toc1976813" office:target-frame-name="_top" xlink:show="replace"><text:tab/>11</text:a></text:p>
      <text:p text:style-name="P56"><text:a xlink:href="#_Toc1976814" office:target-frame-name="_top" xlink:show="replace">9</text:a><text:a xlink:href="#_Toc1976814" office:target-frame-name="_top" xlink:show="replace"><text:span text:style-name="T57"><text:tab/></text:span></text:a><text:a xlink:href="#_Toc1976814" office:target-frame-name="_top" xlink:show="replace">Projekt<text:s/>techniczny</text:a><text:a xlink:href="#_Toc1976814" office:target-frame-name="_top" xlink:show="replace"><text:tab/>12</text:a></text:p>
      <text:p text:style-name="P58"><text:a xlink:href="#_Toc1976815" office:target-frame-name="_top" xlink:show="replace">9.1</text:a><text:a xlink:href="#_Toc1976815" office:target-frame-name="_top" xlink:show="replace"><text:span text:style-name="T59"><text:tab/></text:span></text:a><text:a xlink:href="#_Toc1976815" office:target-frame-name="_top" xlink:show="replace">Opis architektury systemu</text:a><text:a xlink:href="#_Toc1976815" office:target-frame-name="_top" xlink:show="replace"><text:tab/>12</text:a></text:p>
      <text:p text:style-name="P60"><text:a xlink:href="#_Toc1976816" office:target-frame-name="_top" xlink:show="replace">9.2</text:a><text:a xlink:href="#_Toc1976816" office:target-frame-name="_top" xlink:show="replace"><text:span text:style-name="T61"><text:tab/></text:span></text:a><text:a xlink:href="#_Toc1976816" office:target-frame-name="_top" xlink:show="replace">Technologie implementacji systemu</text:a><text:a xlink:href="#_Toc1976816" office:target-frame-name="_top" xlink:show="replace"><text:tab/>12</text:a></text:p>
      <text:p text:style-name="P62"><text:a xlink:href="#_Toc1976817" office:target-frame-name="_top" xlink:show="replace">9.3</text:a><text:a xlink:href="#_Toc1976817" office:target-frame-name="_top" xlink:show="replace"><text:span text:style-name="T63"><text:tab/></text:span></text:a><text:a xlink:href="#_Toc1976817" office:target-frame-name="_top" xlink:show="replace">Diagramy UML</text:a><text:a xlink:href="#_Toc1976817" office:target-frame-name="_top" xlink:show="replace"><text:tab/>12</text:a></text:p>
      <text:p text:style-name="P64"><text:a xlink:href="#_Toc1976818" office:target-frame-name="_top" xlink:show="replace">9.4</text:a><text:a xlink:href="#_Toc1976818" office:target-frame-name="_top" xlink:show="replace"><text:span text:style-name="T65"><text:tab/></text:span></text:a><text:a xlink:href="#_Toc1976818" office:target-frame-name="_top" xlink:show="replace">Charakterystyka zastosowanych wzorców projektowych</text:a><text:a xlink:href="#_Toc1976818" office:target-frame-name="_top" xlink:show="replace"><text:tab/>12</text:a></text:p>
      <text:p text:style-name="P66"><text:a xlink:href="#_Toc1976819" office:target-frame-name="_top" xlink:show="replace">9.5</text:a><text:a xlink:href="#_Toc1976819" office:target-frame-name="_top" xlink:show="replace"><text:span text:style-name="T67"><text:tab/></text:span></text:a><text:a xlink:href="#_Toc1976819" office:target-frame-name="_top" xlink:show="replace">Projekt bazy danych</text:a><text:a xlink:href="#_Toc1976819" office:target-frame-name="_top" xlink:show="replace"><text:tab/>12</text:a></text:p>
      <text:p text:style-name="P68"><text:a xlink:href="#_Toc1976820" office:target-frame-name="_top" xlink:show="replace">9.6</text:a><text:a xlink:href="#_Toc1976820" office:target-frame-name="_top" xlink:show="replace"><text:span text:style-name="T69"><text:tab/></text:span></text:a><text:a xlink:href="#_Toc1976820" office:target-frame-name="_top" xlink:show="replace">Projekt interfejsu użytkownika</text:a><text:a xlink:href="#_Toc1976820" office:target-frame-name="_top" xlink:show="replace"><text:tab/>12</text:a></text:p>
      <text:p text:style-name="P70"><text:a xlink:href="#_Toc1976821" office:target-frame-name="_top" xlink:show="replace">9.7</text:a><text:a xlink:href="#_Toc1976821" office:target-frame-name="_top" xlink:show="replace"><text:span text:style-name="T71"><text:tab/></text:span></text:a><text:a xlink:href="#_Toc1976821" office:target-frame-name="_top" xlink:show="replace">Procedura wdrożenia</text:a><text:a xlink:href="#_Toc1976821" office:target-frame-name="_top" xlink:show="replace"><text:tab/>13</text:a></text:p>
      <text:p text:style-name="P72"><text:a xlink:href="#_Toc1976822" office:target-frame-name="_top" xlink:show="replace">10</text:a><text:a xlink:href="#_Toc1976822" office:target-frame-name="_top" xlink:show="replace"><text:span text:style-name="T73"><text:tab/></text:span></text:a><text:a xlink:href="#_Toc1976822" office:target-frame-name="_top" xlink:show="replace">Dokumentacja dla użytkownika</text:a><text:a xlink:href="#_Toc1976822" office:target-frame-name="_top" xlink:show="replace"><text:tab/>14</text:a></text:p>
      <text:p text:style-name="P74"><text:a xlink:href="#_Toc1976823" office:target-frame-name="_top" xlink:show="replace">11</text:a><text:a xlink:href="#_Toc1976823" office:target-frame-name="_top" xlink:show="replace"><text:span text:style-name="T75"><text:tab/></text:span></text:a><text:a xlink:href="#_Toc1976823" office:target-frame-name="_top" xlink:show="replace">Podsumowanie</text:a><text:a xlink:href="#_Toc1976823" office:target-frame-name="_top" xlink:show="replace"><text:tab/>15</text:a></text:p>
      <text:p text:style-name="P76"><text:a xlink:href="#_Toc1976824" office:target-frame-name="_top" xlink:show="replace">11.1</text:a><text:a xlink:href="#_Toc1976824" office:target-frame-name="_top" xlink:show="replace"><text:span text:style-name="T77"><text:tab/></text:span></text:a><text:a xlink:href="#_Toc1976824" office:target-frame-name="_top" xlink:show="replace">Szczegółowe nakłady projektowe członków zespołu</text:a><text:a xlink:href="#_Toc1976824" office:target-frame-name="_top" xlink:show="replace"><text:tab/>15</text:a></text:p>
      <text:p text:style-name="P78"><text:a xlink:href="#_Toc1976825" office:target-frame-name="_top" xlink:show="replace">12</text:a><text:a xlink:href="#_Toc1976825" office:target-frame-name="_top" xlink:show="replace"><text:span text:style-name="T79"><text:tab/></text:span></text:a><text:a xlink:href="#_Toc1976825" office:target-frame-name="_top" xlink:show="replace">Inne informacje</text:a><text:a xlink:href="#_Toc1976825" office:target-frame-name="_top" xlink:show="replace"><text:tab/>16</text:a></text:p>
      <text:soft-page-break/>
      <text:h text:style-name="Nagłówek1" text:outline-level="1">2 <text:s text:c="3"/>Odnośniki do innych źródeł</text:h>
      <text:p text:style-name="Standard">tj. do wykorzystywanych narzędzi / projektów w tych narzędziach</text:p>
      <text:list text:style-name="WWNum22" text:continue-numbering="true">
        <text:list-item>
          <text:list>
            <text:list-item>
              <text:p text:style-name="P80">Zarządzania projektem – Jira, Trello, itp.</text:p>
            </text:list-item>
            <text:list-item>
              <text:p text:style-name="P81">Wersjonowanie kodu – sugerowany Git (hosting np. na Bitbucket lub Github), ew. SVN</text:p>
            </text:list-item>
            <text:list-item>
              <text:p text:style-name="P82">System obsługi defektów – np. Bitbucket, Github, Bugzilla.</text:p>
            </text:list-item>
          </text:list>
        </text:list-item>
      </text:list>
      <text:p text:style-name="P83">Link do repozytorium.</text:p>
      <text:soft-page-break/>
      <text:h text:style-name="Nagłówek1" text:outline-level="1">3 <text:s text:c="2"/><text:bookmark-start text:name="_Toc1976794"/>Słownik pojęć<text:bookmark-end text:name="_Toc1976794"/></text:h>
      <text:p text:style-name="P84">Tabela lub lista z pojęciami, które wymagają wyjaśnienia, wraz z tymi wyjaśnieniami – w szczególności synonimy różnych pojęć używanych w dokumentacji.</text:p>
      <text:soft-page-break/>
      <text:h text:style-name="Nagłówek1" text:outline-level="1">4 <text:s/><text:bookmark-start text:name="_Toc1976795"/>Wprowadzenie<text:bookmark-end text:name="_Toc1976795"/></text:h>
      <text:h text:style-name="Nagłówek2" text:outline-level="2">4.1 <text:s/><text:bookmark-start text:name="_Toc1976796"/>Cel dokumentacji<text:bookmark-end text:name="_Toc1976796"/></text:h>
      <text:p text:style-name="Standard">Dla szkoły językowej. Zawiera grupy uczniów, nauczycieli, księgowa, sekretarka.</text:p>
      <text:p text:style-name="Standard"/>
      <text:h text:style-name="Nagłówek2" text:outline-level="2">4.2 <text:s/><text:bookmark-start text:name="_Toc1976797"/>Przeznaczenie dokumentacji<text:bookmark-end text:name="_Toc1976797"/></text:h>
      <text:p text:style-name="Standard">Dla pracowników i klientów.</text:p>
      <text:p text:style-name="Standard"/>
      <text:h text:style-name="Nagłówek2" text:outline-level="2">4.3 <text:s/><text:bookmark-start text:name="_Toc1976798"/>Opis organizacji lub analiza rynku<text:bookmark-end text:name="_Toc1976798"/></text:h>
      <text:p text:style-name="Standard">Na rynek polski. System przydatny dla szkół. Szkoły od 3 do 1000 użytkowników. Grupa jedno rodna. Bezpieczny rynek.</text:p>
      <text:list text:style-name="WWNum22" text:continue-numbering="true">
        <text:list-item>
          <text:p text:style-name="P85">Jeśli na masowy rynek: Pobieżna analiza rynku. Dla kogo będzie przydatny taki system. Ile jest organizacji, które będą mogły z niego skorzystać, użytkowników w poszczególnych organizacjach. Czy te organizacje stanowią jednorodną grupę czy są różne rodzaje. Co one mają ze sobą wspólnego. Jak ta liczba będzie się zmieniała w najbliższej przyszłości.</text:p>
        </text:list-item>
      </text:list>
      <text:h text:style-name="Nagłówek2" text:outline-level="2"><text:bookmark-start text:name="_Toc1976799"/>Analiza SWOT organizacji<text:bookmark-end text:name="_Toc1976799"/></text:h>
      <text:list text:style-name="WWNum25" text:continue-numbering="true">
        <text:list-item>
          <text:p text:style-name="P86">jeśli system na masowy rynek:</text:p>
          <text:list text:continue-numbering="true">
            <text:list-item>
              <text:p text:style-name="P87">Szanse:</text:p>
              <text:list text:continue-numbering="true">
                <text:list-item>
                  <text:p text:style-name="P88">Scyfryzowanie szkół językowych,</text:p>
                </text:list-item>
                <text:list-item>
                  <text:p text:style-name="P89">Ułatwienie dostępu do informacji uczniom jak i nauczycielom,</text:p>
                </text:list-item>
                <text:list-item>
                  <text:p text:style-name="P90">Ujednolicenie systemu zarządzania szkołami.</text:p>
                </text:list-item>
              </text:list>
            </text:list-item>
            <text:list-item>
              <text:p text:style-name="P91">Zagrożenia:</text:p>
              <text:list text:continue-numbering="true">
                <text:list-item>
                  <text:p text:style-name="P92">Podatność na wyciek danych poprzez cyberataki,</text:p>
                </text:list-item>
                <text:list-item>
                  <text:p text:style-name="P93">Brak możliwości komunikacji z serwerem po utracie dostępu do internetu.</text:p>
                </text:list-item>
              </text:list>
            </text:list-item>
          </text:list>
        </text:list-item>
      </text:list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 svg:panose-1="5 1 0 0 0 0 0 0 0 0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Standard" style:next-style-name="Standard" style:default-outline-level="1">
      <style:paragraph-properties fo:keep-with-next="always" fo:keep-together="always" fo:break-before="page" fo:margin-top="0.1666in" fo:margin-bottom="0.0416in"/>
      <style:text-properties fo:font-weight="bold" style:font-weight-asian="bold" style:font-weight-complex="bold" fo:font-size="16pt" style:font-size-asian="16pt" style:font-size-complex="16pt" fo:hyphenate="false"/>
    </style:style>
    <style:style style:name="Nagłówek2" style:display-name="Nagłówek 2" style:family="paragraph" style:parent-style-name="Standard" style:next-style-name="Standard" style:default-outline-level="2">
      <style:paragraph-properties fo:keep-with-next="always" fo:margin-top="0.1666in" fo:margin-bottom="0.0416in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Podtytuł" style:display-name="Podtytuł" style:family="paragraph" style:parent-style-name="Standard" style:next-style-name="Standard" style:default-outline-level="2">
      <style:paragraph-properties fo:text-align="center" fo:margin-bottom="0.0416in"/>
      <style:text-properties style:font-name="Arial" fo:hyphenate="false"/>
    </style:style>
    <style:style style:name="Tytuł" style:display-name="Tytuł" style:family="paragraph" style:parent-style-name="Standard" style:next-style-name="Standard" style:default-outline-level="1">
      <style:paragraph-properties fo:text-align="center" fo:margin-top="0.1666in" fo:margin-bottom="0.0416in"/>
      <style:text-properties style:font-name="Arial" fo:font-weight="bold" style:font-weight-asian="bold" style:font-weight-complex="bold" fo:font-size="16pt" style:font-size-asian="16pt" style:font-size-complex="16pt" fo:hyphenate="false"/>
    </style:style>
    <style:style style:name="Nagłówekspisutreści" style:display-name="Nagłówek spisu treści" style:family="paragraph" style:parent-style-name="Nagłówek1" style:next-style-name="Standard" style:default-outline-level="1"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Contents1" style:display-name="Contents 1" style:family="paragraph" style:parent-style-name="Standard" style:next-style-name="Standard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>
      <style:paragraph-properties fo:margin-bottom="0.0694in" fo:margin-left="0.1527in">
        <style:tab-stops/>
      </style:paragraph-properties>
      <style:text-properties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Num23" style:display-name="WWNum2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2LVL2" style:family="text">
      <style:text-properties style:font-name="Symbol"/>
    </style:style>
    <text:list-style style:name="WWNum22" style:display-name="WWNum2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Num25" style:display-name="WWNum25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bullet text:level="1" text:style-name="WW_CharLFO6LVL1" text:bullet-char="o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8229in" text:min-label-width="0.25in" text:list-level-position-and-space-mode="label-alignment">
          <style:list-level-label-alignment text:label-followed-by="listtab" fo:margin-left="3.0729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3229in" text:min-label-width="0.25in" text:list-level-position-and-space-mode="label-alignment">
          <style:list-level-label-alignment text:label-followed-by="listtab" fo:margin-left="4.5729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8229in" text:min-label-width="0.25in" text:list-level-position-and-space-mode="label-alignment">
          <style:list-level-label-alignment text:label-followed-by="listtab" fo:margin-left="5.0729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3229in" text:min-label-width="0.25in" text:list-level-position-and-space-mode="label-alignment">
          <style:list-level-label-alignment text:label-followed-by="listtab" fo:margin-left="5.5729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8229in" text:min-label-width="0.25in" text:list-level-position-and-space-mode="label-alignment">
          <style:list-level-label-alignment text:label-followed-by="listtab" fo:margin-left="6.07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żytkownik systemu Windows</dc:creator>
    <meta:creation-date>2022-03-20T21:36:00Z</meta:creation-date>
    <dc:date>2022-03-20T22:02:00Z</dc:date>
    <meta:template xlink:href="Normal.dotm" xlink:type="simple"/>
    <meta:editing-cycles>5</meta:editing-cycles>
    <meta:editing-duration>PT2340S</meta:editing-duration>
    <meta:document-statistic meta:page-count="5" meta:paragraph-count="13" meta:word-count="957" meta:character-count="6690" meta:row-count="47" meta:non-whitespace-character-count="5746"/>
  </office:meta>
</office:document-meta>
</file>